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16ceb"/>
    </style:style>
    <style:style style:name="P2" style:family="paragraph" style:parent-style-name="Standard">
      <style:text-properties fo:color="#6b5e9b" officeooo:paragraph-rsid="00116ceb"/>
    </style:style>
    <style:style style:name="T1" style:family="text">
      <style:text-properties fo:color="#c9211e"/>
    </style:style>
    <style:style style:name="T2" style:family="text">
      <style:text-properties fo:color="#6b5e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**** Use HR schema wherever tables details are not mentioned ****<text:line-break/>-----------------------------------------------------------------------------------------------------------------------------------<text:line-break/><text:line-break/>1) Display the first name and join date of the employees who joined between 2002 and 2005.<text:line-break/><text:line-break/><text:span text:style-name="T2">select <text:line-break/> <text:s text:c="3"/>first_name, hire_date<text:line-break/>from<text:line-break/> <text:s text:c="3"/>employees<text:line-break/>where<text:line-break/> <text:s text:c="3"/>year(hire_date) between 2002 and 2005;</text:span><text:line-break/><text:line-break/>2) Display details of departments in which the maximum salary is more than 10000.</text:p>
      <text:p text:style-name="P1"><text:line-break/><text:span text:style-name="T2">select <text:line-break/> <text:s text:c="3"/>d.*<text:line-break/>from<text:line-break/> <text:s text:c="3"/>employees e<text:line-break/> <text:s text:c="7"/>inner join<text:line-break/> <text:s text:c="3"/>departments d on e.department_id = d.department_id<text:line-break/>where<text:line-break/> <text:s text:c="3"/>e.salary &gt; 10000<text:line-break/>group by d.department_id;</text:span><text:line-break/><text:line-break/>3) Display city, departments, number of employee in each department.</text:p>
      <text:p text:style-name="P1"><text:line-break/><text:span text:style-name="T2">select <text:line-break/> <text:s text:c="3"/>l.city,<text:line-break/> <text:s text:c="3"/>d.department_name,<text:line-break/> <text:s text:c="3"/>sum(e.employee_id) as numberofemployee<text:line-break/>from<text:line-break/> <text:s text:c="3"/>locations l<text:line-break/> <text:s text:c="7"/>inner join<text:line-break/> <text:s text:c="3"/>departments d on l.location_id = d.location_id<text:line-break/> <text:s text:c="7"/>inner join<text:line-break/> <text:s text:c="3"/>employees e on e.department_id = d.department_id<text:line-break/>group by d.department_id;<text:line-break/></text:span><text:line-break/>4) Display Departments where there are more then 5 employees.</text:p>
      <text:p text:style-name="P1"/>
      <text:p text:style-name="P2">select </text:p>
      <text:p text:style-name="P2"><text:s text:c="4"/>d.*</text:p>
      <text:p text:style-name="P2">from</text:p>
      <text:p text:style-name="P2"><text:s text:c="4"/>employees e</text:p>
      <text:p text:style-name="P2"><text:s text:c="8"/>inner join</text:p>
      <text:p text:style-name="P2"><text:s text:c="4"/>departments d on e.department_id = d.department_id</text:p>
      <text:p text:style-name="P2">group by d.department_id</text:p>
      <text:p text:style-name="P1"><text:span text:style-name="T2">having count(e.employee_id) &gt; 5;<text:line-break/></text:span><text:line-break/><text:line-break/><text:soft-page-break/>5) Create two tables - Color (Color_id,Color_Name) populate it with 5-6 color data<text:line-break/> <text:s text:c="22"/>Sizes (Size_code,Description) e.g.('M',Medium) populate table with sizes XS,S,M,L,XL,XXL.<text:line-break/> <text:s text:c="2"/>Q) Write Query to Display all possible combinations of color and size.</text:p>
      <text:p text:style-name="P1"/>
      <text:p text:style-name="P2">select </text:p>
      <text:p text:style-name="P2"><text:s text:c="4"/>s.size_code, c.color_name</text:p>
      <text:p text:style-name="P2">from</text:p>
      <text:p text:style-name="P2"><text:s text:c="4"/>sizes s</text:p>
      <text:p text:style-name="P2"><text:s text:c="8"/>cross join</text:p>
      <text:p text:style-name="P1"><text:span text:style-name="T2"><text:s text:c="4"/>color c;<text:line-break/></text:span><text:line-break/>6) Create a table <text:s/>Cricket_Match with following columns and populate it with data given. <text:line-break/>-------------------------------------<text:line-break/> <text:s text:c="6"/>Match Player Score<text:line-break/>-------------------------------------<text:tab/><text:line-break/> <text:s text:c="7"/>1 <text:s text:c="5"/>A <text:s text:c="5"/>0<text:line-break/><text:tab/>1 <text:s text:c="5"/>B <text:s text:c="5"/>101<text:line-break/><text:tab/>1 <text:s text:c="5"/>C <text:s text:c="5"/>55<text:line-break/><text:tab/>1 <text:s text:c="5"/>D <text:s text:c="5"/>23<text:line-break/><text:tab/>1 <text:s text:c="5"/>E <text:s text:c="5"/>12<text:line-break/><text:tab/>1 <text:s text:c="5"/>F <text:s text:c="5"/>100<text:line-break/><text:tab/>2 <text:s text:c="5"/>A <text:s text:c="5"/>146<text:line-break/><text:tab/>2 <text:s text:c="5"/>B <text:s text:c="5"/>120<text:line-break/><text:tab/>2 <text:s text:c="5"/>C <text:s text:c="5"/>104<text:line-break/><text:tab/>2 <text:s text:c="5"/>D <text:s text:c="5"/>3<text:line-break/><text:tab/>2 <text:s text:c="5"/>E <text:s text:c="5"/>54<text:line-break/><text:tab/>2 <text:s text:c="5"/>F <text:s text:c="5"/>111<text:line-break/>------------------------------------<text:line-break/><text:line-break/> <text:s/>Q) Write query to display players who have scored century in both the games.<text:line-break/> <text:s/>Q) Write query to display players who have scored century in match 1 OR match 2 but not in both.</text:p>
      <text:p text:style-name="P1"/>
      <text:p text:style-name="P2">select distinct</text:p>
      <text:p text:style-name="P2"><text:s text:c="4"/>(m1.player)</text:p>
      <text:p text:style-name="P2">from</text:p>
      <text:p text:style-name="P2"><text:s text:c="4"/>cricket_match m1</text:p>
      <text:p text:style-name="P2"><text:s text:c="8"/>inner join</text:p>
      <text:p text:style-name="P2"><text:s text:c="4"/>cricket_match m2 on m1.player = m2.player</text:p>
      <text:p text:style-name="P2">where</text:p>
      <text:p text:style-name="P2"><text:s text:c="4"/>m1.score &lt; 100 and m2.score &gt; 100 or m1.score &gt; 100 and m2.score &lt;100;</text:p>
      <text:p text:style-name="P1">7) <text:s/>Create a table friend_list(Name, Friend_Name)<text:line-break/>Populate it with following data:<text:line-break/> ------------------ <text:line-break/> Name | Friend_Name <text:line-break/> ------------------<text:line-break/> Sam <text:s text:c="5"/>Ram<text:line-break/> Sam <text:s text:c="5"/>Vamsi<text:line-break/> Vamsi <text:s text:c="3"/>Ram<text:line-break/> Vamsi <text:s text:c="3"/>Jhon<text:line-break/> Ram <text:s text:c="5"/>Vijay<text:line-break/> Ram <text:s text:c="5"/>Anand<text:line-break/><text:soft-page-break/><text:line-break/>write a query to find friends of friends of sam. <text:line-break/><text:line-break/>Desired O/P<text:line-break/>-----------------------------<text:line-break/>Name, Friend_of_Firend of SAM.<text:line-break/>-----------------------------<text:line-break/>sam, <text:s text:c="3"/>ram<text:line-break/>sam, <text:s text:c="3"/>jhon<text:line-break/>sam, <text:s text:c="3"/>vijay<text:line-break/>sam, <text:s text:c="3"/>anand<text:line-break/>-----------------------------</text:p>
      <text:p text:style-name="P1"/>
      <text:p text:style-name="P2"><text:s/>select </text:p>
      <text:p text:style-name="P2"><text:s text:c="4"/>f1.p_name, f2.friend_name as friend_of_friend_of_sam</text:p>
      <text:p text:style-name="P2">from</text:p>
      <text:p text:style-name="P2"><text:s text:c="4"/>friend_list f1</text:p>
      <text:p text:style-name="P2"><text:s text:c="8"/>inner join</text:p>
      <text:p text:style-name="P2"><text:s text:c="4"/>friend_list f2 on f1.friend_name = f2.p_name</text:p>
      <text:p text:style-name="P2">where</text:p>
      <text:p text:style-name="P1"><text:span text:style-name="T2"><text:s text:c="4"/>f1.p_name = 'sam';</text:span><text:line-break/><text:line-break/>8) Create a function to calculate new salary of an employee from hr.employees table by a certain percentage.<text:line-break/> <text:s text:c="2"/>Two IN parameters (Employee_id,Hike_pct) <text:line-break/> <text:s text:c="2"/>One OUT parameter (New_Salary) </text:p>
      <text:p text:style-name="P1"/>
      <text:p text:style-name="P2">delimiter //</text:p>
      <text:p text:style-name="P2">create function udf_calc_new_salary(emp_id int, hike_pct int) returns int deterministic</text:p>
      <text:p text:style-name="P2">begin</text:p>
      <text:p text:style-name="P2">declare curr_sal int;</text:p>
      <text:p text:style-name="P2">select </text:p>
      <text:p text:style-name="P2"><text:s text:c="4"/>salary</text:p>
      <text:p text:style-name="P2">from</text:p>
      <text:p text:style-name="P2"><text:s text:c="4"/>employees</text:p>
      <text:p text:style-name="P2">where</text:p>
      <text:p text:style-name="P2"><text:s text:c="4"/>employee_id = emp_id into curr_sal;</text:p>
      <text:p text:style-name="P2">return curr_sal + (curr_sal * hike_pct /100);</text:p>
      <text:p text:style-name="P2">end;</text:p>
      <text:p text:style-name="P2">//<text:line-break/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</text:p>
      <text:p text:style-name="P1"/>
      <text:p text:style-name="P1">9) Create a stored procedure to update the salary of an employee by 13% in hr.employees table.<text:line-break/> <text:s text:c="2"/>One IN parameter - emp_id <text:line-break/> <text:s text:c="2"/>*** Use the function created in previous question to calculate new salary. <text:line-break/> <text:s/></text:p>
      <text:p text:style-name="P2">delimiter //</text:p>
      <text:p text:style-name="P2">create procedure update_employee_sal(in emp_id int)</text:p>
      <text:p text:style-name="P2">begin </text:p>
      <text:p text:style-name="P2"><text:tab/>update </text:p>
      <text:p text:style-name="P2"><text:tab/><text:tab/>employees </text:p>
      <text:p text:style-name="P2"><text:tab/>set </text:p>
      <text:p text:style-name="P2"><text:tab/><text:tab/>salary = udf_calc_new_salary(emp_id , 13) </text:p>
      <text:p text:style-name="P2"><text:tab/>where </text:p>
      <text:p text:style-name="P2"><text:tab/><text:tab/>employee_id = emp_id;</text:p>
      <text:p text:style-name="P2">end</text:p>
      <text:p text:style-name="P2">//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14:55:23.143000000</meta:creation-date>
    <dc:date>2019-07-22T15:02:38.547000000</dc:date>
    <meta:editing-duration>PT7M20S</meta:editing-duration>
    <meta:editing-cycles>1</meta:editing-cycles>
    <meta:document-statistic meta:table-count="0" meta:image-count="0" meta:object-count="0" meta:page-count="4" meta:paragraph-count="59" meta:word-count="495" meta:character-count="3873" meta:non-whitespace-character-count="2971"/>
    <meta:generator>LibreOffice/6.2.4.2$Windows_X86_64 LibreOffice_project/2412653d852ce75f65fbfa83fb7e7b669a126d64</meta:generator>
  </office:meta>
</office:document-meta>
</file>